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2" style:master-page-name="MP0" style:family="paragraph">
      <style:paragraph-properties fo:break-before="page"/>
    </style:style>
    <style:style style:name="P2" style:parent-style-name="Standard" style:family="paragraph"/>
    <style:style style:name="P3" style:parent-style-name="Standard" style:family="paragraph">
      <style:paragraph-properties fo:text-indent="0.4923in"/>
    </style:style>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paragraph-properties fo:margin-left="0.4923in">
        <style:tab-stops/>
      </style:paragraph-properties>
    </style:style>
    <style:style style:name="P9" style:parent-style-name="Standard" style:family="paragraph">
      <style:paragraph-properties fo:margin-left="0.4923in">
        <style:tab-stops/>
      </style:paragraph-properties>
    </style:style>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paragraph-properties fo:margin-left="0.4923in">
        <style:tab-stops/>
      </style:paragraph-properties>
    </style:style>
  </office:automatic-styles>
  <office:body>
    <office:text text:use-soft-page-breaks="true">
      <text:h text:style-name="P1" text:outline-level="2">Lab 5: Neuroevolution + Games</text:h>
      <text:p text:style-name="Standard">Elijah Gaytan eg28423</text:p>
      <text:p text:style-name="Standard"/>
      <text:list text:style-name="LFO1" text:continue-numbering="true">
        <text:list-item>
          <text:p text:style-name="P2">Introduction</text:p>
        </text:list-item>
      </text:list>
      <text:p text:style-name="Standard"/>
      <text:p text:style-name="Standard"/>
      <text:p text:style-name="Standard">The goal of this experiment was to evolve an effective AI (through the use of an ANN) that could play my top-down<text:s/>space- shooter game, similar to asteroids, but simplified in player and enemy direction.</text:p>
      <text:p text:style-name="Standard"/>
      <text:p text:style-name="Standard">The concept of evolving a player that could get a high score in the game with my given resources seemed daunting. There were a lot of variables and sensor inputs that would have been incredibly hard to implement (such as the player position in correspondence to randomly spawning health packs, which in turn must correspond to the enemies' positions). So I a lot of sensory inputs we're done in what I do both effectively<text:s/>AND with simplicity in mind, so as not to over-complicate things.</text:p>
      <text:p text:style-name="Standard"/>
      <text:p text:style-name="Standard">The basic idea of my game is that you control a ship; you must dodge enemy ships and bullets, which spawn at random,<text:s/>to earn points. Additionally, you can fire back with the space bar and destroy enemy ships depending on the type. You can also dash with the Z key, which uses up a certain amount of your energy bar, which regenerates over time. Overall, there are currently about 4 different types of enemies, each with their own type of attack and pattern.<text:s/></text:p>
      <text:p text:style-name="Standard"/>
      <text:p text:style-name="P3"><text:s/>This is just<text:s/>one example of what makes developing an AI for this game<text:s/>difficult – there are a lot of variables to keep track of. What makes developing the AI difficult and tedious is the fact that different enemies have a different amount of Hit points to destroy,<text:s/>the ship must know (or learn) the proper times to shoot, <text:s/>and it must learn how to dodge all of the stuff that is trying to make it meet its untimely end.</text:p>
      <text:p text:style-name="Standard"/>
      <text:p text:style-name="Standard">2: Results and discussion</text:p>
      <text:p text:style-name="Standard"/>
      <text:p text:style-name="Standard"><text:tab/>One of the most important aspects that I observed when working with this project is to not overcomplicate things. Primarily, what I mean by this is I evolved my ship primarily to survive by dodging enemies, and that’s<text:s/>it. Evolving the ship’s ability to shoot bullets was actually quite difficult and very unrealistic (i.e it would shoot bullets constantly depending on the output of the ANN), so for the sake of simplicity and time it was cut. Besides this, the core features of the game remain; the ship can move up, right, left, and down.<text:s/>You can see that through the following sensors I chose:</text:p>
      <text:p text:style-name="Standard"/>
      <text:list text:style-name="LFO1" text:continue-numbering="true">
        <text:list-item>
          <text:list>
            <text:list-item>
              <text:p text:style-name="P4">Distance from player to closest enemy (using the distance formula)</text:p>
            </text:list-item>
            <text:list-item>
              <text:p text:style-name="P5">Distance from closest enemy bullet to the player</text:p>
            </text:list-item>
            <text:list-item>
              <text:p text:style-name="P6">Players x pos</text:p>
            </text:list-item>
            <text:list-item>
              <text:p text:style-name="P7">Players y pos</text:p>
            </text:list-item>
          </text:list>
        </text:list-item>
      </text:list>
      <text:p text:style-name="Standard"/>
      <text:p text:style-name="P8">At a glance it may actually seem that I may have given the ship too much sensory information. However, it’s important to keep in mind that there is a lot of objects and sprites that are constantly spawning, so it is important for the ship to be aware of the nearest impending source of danger and dodge it accordingly, which it will then repeat for the next closest enemy.<text:s/></text:p>
      <text:p text:style-name="P9">Even with this information, the ship has a high fatality rate, simply because of the amount of bullets that the ship must manage to dodge.<text:s/>The outputs of the ANN are as follow:</text:p>
      <text:soft-page-break/>
      <text:list text:style-name="LFO1" text:continue-numbering="true">
        <text:list-item>
          <text:list>
            <text:list-item>
              <text:list>
                <text:list-item>
                  <text:p text:style-name="P10">If output &gt; 0, go right or up</text:p>
                </text:list-item>
                <text:list-item>
                  <text:p text:style-name="P11">If output &lt;0, go left or down</text:p>
                </text:list-item>
              </text:list>
            </text:list-item>
          </text:list>
        </text:list-item>
      </text:list>
      <text:p text:style-name="Standard"/>
      <text:p text:style-name="Standard">Even with these outputs, the ships behavior and rate of death became better over time. The ANN managed to figure out that one of the best hiding spots was in the bottom left of the screen, and so it would abuse that facet. In other cases, the ship would dodge and incoming ships and bullets for longer and longer amounts of time before eventually succumbing. After about 20 minutes of testing, the ship still died frequently, but It was far less severe than at the beginning, where ships would collide with it head-on.<text:s/></text:p>
      <text:p text:style-name="Standard"/>
      <text:list text:style-name="LFO1" text:continue-numbering="true">
        <text:list-item>
          <text:p text:style-name="P12">Conclusions</text:p>
        </text:list-item>
      </text:list>
      <text:p text:style-name="P13">I feel that, with enough time, the ship could eventually be evolved to dodge all incoming projectiles and enemies with an extremely high accuracy rate. <text:s/>At the moment, this accuracy is still rather flawed despite the sensory information, and it probably calls for some modification to the ANN. Despite these complaints, and the absence of the ships ability to shoot due to complications, the ship still became noticeably better at surviving over time.<text:s/></text:p>
      <text:p text:style-name="Standard"/>
      <text:p text:style-name="Standard"><?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uest</meta:initial-creator>
    <dc:creator>tgyhfg</dc:creator>
    <meta:creation-date>2014-04-02T12:45:00Z</meta:creation-date>
    <dc:date>2014-04-03T01:19:00Z</dc:date>
    <meta:template xlink:href="Normal" xlink:type="simple"/>
    <meta:editing-cycles>1</meta:editing-cycles>
    <meta:editing-duration>PT2580S</meta:editing-duration>
    <meta:document-statistic meta:page-count="2" meta:paragraph-count="8" meta:word-count="599" meta:character-count="4006" meta:row-count="28" meta:non-whitespace-character-count="3415"/>
  </office:meta>
</office:document-meta>
</file>